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6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7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8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9" style:family="paragraph" style:parent-style-name="Text_20_body">
      <style:text-properties fo:font-weight="bold" officeooo:paragraph-rsid="00bc9323" style:font-weight-asian="bold" style:font-weight-complex="bold"/>
    </style:style>
    <style:style style:name="P110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1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2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3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4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5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6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7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8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19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20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1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2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3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4" style:family="paragraph" style:parent-style-name="Text_20_body">
      <style:text-properties officeooo:paragraph-rsid="001fe097"/>
    </style:style>
    <style:style style:name="P125" style:family="paragraph" style:parent-style-name="Text_20_body">
      <style:text-properties officeooo:rsid="001fe097" officeooo:paragraph-rsid="001fe097"/>
    </style:style>
    <style:style style:name="P126" style:family="paragraph" style:parent-style-name="Text_20_body">
      <style:text-properties officeooo:rsid="00447e98" officeooo:paragraph-rsid="00447e98"/>
    </style:style>
    <style:style style:name="P127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8" style:family="paragraph" style:parent-style-name="Text_20_body">
      <style:text-properties officeooo:rsid="004671d4" officeooo:paragraph-rsid="004671d4"/>
    </style:style>
    <style:style style:name="P129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0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1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2" style:family="paragraph" style:parent-style-name="Text_20_body">
      <style:text-properties officeooo:rsid="0047c3a4" officeooo:paragraph-rsid="0047c3a4"/>
    </style:style>
    <style:style style:name="P133" style:family="paragraph" style:parent-style-name="Text_20_body">
      <style:text-properties officeooo:rsid="005ea977" officeooo:paragraph-rsid="00609b51"/>
    </style:style>
    <style:style style:name="P134" style:family="paragraph" style:parent-style-name="Text_20_body">
      <style:text-properties officeooo:rsid="005ea977" officeooo:paragraph-rsid="0068dc67"/>
    </style:style>
    <style:style style:name="P135" style:family="paragraph" style:parent-style-name="Text_20_body">
      <style:text-properties officeooo:rsid="005ea977" officeooo:paragraph-rsid="0068f0fa"/>
    </style:style>
    <style:style style:name="P136" style:family="paragraph" style:parent-style-name="Text_20_body">
      <style:text-properties officeooo:rsid="005ea977" officeooo:paragraph-rsid="006a11e8"/>
    </style:style>
    <style:style style:name="P137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8" style:family="paragraph" style:parent-style-name="Text_20_body">
      <style:text-properties style:text-underline-style="none" officeooo:rsid="0097dc89" officeooo:paragraph-rsid="00b06f6e"/>
    </style:style>
    <style:style style:name="P139" style:family="paragraph" style:parent-style-name="Text_20_body">
      <style:text-properties officeooo:rsid="0087c024" officeooo:paragraph-rsid="0087c024"/>
    </style:style>
    <style:style style:name="P140" style:family="paragraph" style:parent-style-name="Text_20_body">
      <style:text-properties officeooo:rsid="00a120fc" officeooo:paragraph-rsid="00a120fc"/>
    </style:style>
    <style:style style:name="P141" style:family="paragraph" style:parent-style-name="Text_20_body">
      <style:text-properties officeooo:paragraph-rsid="00507e69"/>
    </style:style>
    <style:style style:name="P142" style:family="paragraph" style:parent-style-name="Text_20_body">
      <style:text-properties officeooo:rsid="00ac4309" officeooo:paragraph-rsid="00a93696"/>
    </style:style>
    <style:style style:name="P143" style:family="paragraph" style:parent-style-name="Text_20_body">
      <style:text-properties officeooo:rsid="00ae2d86" officeooo:paragraph-rsid="00a93696"/>
    </style:style>
    <style:style style:name="P144" style:family="paragraph" style:parent-style-name="Text_20_body">
      <style:text-properties officeooo:rsid="00b0cc9b" officeooo:paragraph-rsid="00b0cc9b"/>
    </style:style>
    <style:style style:name="P145" style:family="paragraph" style:parent-style-name="Text_20_body">
      <style:text-properties officeooo:rsid="00ab27f3" officeooo:paragraph-rsid="00ab27f3"/>
    </style:style>
    <style:style style:name="P146" style:family="paragraph" style:parent-style-name="Text_20_body">
      <style:text-properties officeooo:rsid="00a73a70" officeooo:paragraph-rsid="00a73a70"/>
    </style:style>
    <style:style style:name="P147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8" style:family="paragraph" style:parent-style-name="Text_20_body">
      <style:text-properties officeooo:rsid="00b69f40" officeooo:paragraph-rsid="00b69f40"/>
    </style:style>
    <style:style style:name="P149" style:family="paragraph" style:parent-style-name="Text_20_body">
      <style:text-properties officeooo:rsid="00bc0e13" officeooo:paragraph-rsid="00bc0e13"/>
    </style:style>
    <style:style style:name="P150" style:family="paragraph" style:parent-style-name="Text_20_body">
      <style:text-properties officeooo:rsid="00ba2946" officeooo:paragraph-rsid="00ba2946"/>
    </style:style>
    <style:style style:name="P151" style:family="paragraph" style:parent-style-name="Text_20_body">
      <style:text-properties officeooo:rsid="00b7effa" officeooo:paragraph-rsid="00b7effa"/>
    </style:style>
    <style:style style:name="P152" style:family="paragraph" style:parent-style-name="Text_20_body">
      <style:text-properties officeooo:rsid="00bff5cf" officeooo:paragraph-rsid="00bff5cf"/>
    </style:style>
    <style:style style:name="P153" style:family="paragraph" style:parent-style-name="Text_20_body">
      <style:text-properties officeooo:rsid="00a618b9" officeooo:paragraph-rsid="00a618b9"/>
    </style:style>
    <style:style style:name="P154" style:family="paragraph" style:parent-style-name="Text_20_body">
      <style:text-properties officeooo:rsid="00b8eb13" officeooo:paragraph-rsid="00b8eb13"/>
    </style:style>
    <style:style style:name="P155" style:family="paragraph" style:parent-style-name="Heading_20_3">
      <style:text-properties officeooo:rsid="006dea20" officeooo:paragraph-rsid="006dea20"/>
    </style:style>
    <style:style style:name="P156" style:family="paragraph" style:parent-style-name="Heading_20_3">
      <style:text-properties officeooo:paragraph-rsid="0087a4f3"/>
    </style:style>
    <style:style style:name="P157" style:family="paragraph" style:parent-style-name="Heading_20_3">
      <style:text-properties officeooo:rsid="00447e98" officeooo:paragraph-rsid="00447e98"/>
    </style:style>
    <style:style style:name="P158" style:family="paragraph" style:parent-style-name="Heading_20_3">
      <style:text-properties officeooo:rsid="00bc0e13" officeooo:paragraph-rsid="00bc0e13"/>
    </style:style>
    <style:style style:name="P159" style:family="paragraph" style:parent-style-name="Heading_20_2">
      <style:text-properties officeooo:rsid="00bc0e13" officeooo:paragraph-rsid="00bc0e13"/>
    </style:style>
    <style:style style:name="P160" style:family="paragraph" style:parent-style-name="Text_20_body">
      <style:text-properties officeooo:rsid="00a81be2" officeooo:paragraph-rsid="00a93696"/>
    </style:style>
    <style:style style:name="P161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62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97232" style:font-style-asian="normal" style:font-style-complex="normal"/>
    </style:style>
    <style:style style:name="T34" style:family="text">
      <style:text-properties fo:font-style="normal" officeooo:rsid="0021e8a6" style:font-style-asian="normal" style:font-style-complex="normal"/>
    </style:style>
    <style:style style:name="T35" style:family="text">
      <style:text-properties fo:font-style="normal" officeooo:rsid="0022842d" style:font-style-asian="normal" style:font-style-complex="normal"/>
    </style:style>
    <style:style style:name="T36" style:family="text">
      <style:text-properties fo:font-style="normal" officeooo:rsid="002f238a" style:font-style-asian="normal" style:font-style-complex="normal"/>
    </style:style>
    <style:style style:name="T37" style:family="text">
      <style:text-properties fo:font-style="normal" officeooo:rsid="00609b51" style:font-style-asian="normal" style:font-style-complex="normal"/>
    </style:style>
    <style:style style:name="T38" style:family="text">
      <style:text-properties fo:font-style="normal" officeooo:rsid="006200fd" style:font-style-asian="normal" style:font-style-complex="normal"/>
    </style:style>
    <style:style style:name="T39" style:family="text">
      <style:text-properties fo:font-style="normal" officeooo:rsid="00377ea4" style:font-style-asian="normal" style:font-style-complex="normal"/>
    </style:style>
    <style:style style:name="T40" style:family="text">
      <style:text-properties fo:font-style="normal" officeooo:rsid="00b724f7" style:font-style-asian="normal" style:font-style-complex="normal"/>
    </style:style>
    <style:style style:name="T41" style:family="text">
      <style:text-properties fo:font-style="normal" officeooo:rsid="00c18732" style:font-style-asian="normal" style:font-style-complex="normal"/>
    </style:style>
    <style:style style:name="T42" style:family="text">
      <style:text-properties fo:font-style="normal" officeooo:rsid="00c25d47" style:font-style-asian="normal" style:font-style-complex="normal"/>
    </style:style>
    <style:style style:name="T43" style:family="text">
      <style:text-properties fo:font-style="normal" officeooo:rsid="00c3cb7b" style:font-style-asian="normal" style:font-style-complex="normal"/>
    </style:style>
    <style:style style:name="T44" style:family="text">
      <style:text-properties fo:font-style="normal" officeooo:rsid="00c4c544" style:font-style-asian="normal" style:font-style-complex="normal"/>
    </style:style>
    <style:style style:name="T45" style:family="text">
      <style:text-properties fo:font-style="normal" officeooo:rsid="00c5a3ff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background-color="#ffff00" loext:char-shading-value="0" style:font-style-asian="normal" style:font-style-complex="normal"/>
    </style:style>
    <style:style style:name="T60" style:family="text">
      <style:text-properties fo:font-style="normal" officeooo:rsid="00377ea4" fo:background-color="#ffff00" loext:char-shading-value="0" style:font-style-asian="normal" style:font-style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edb5a" style:font-weight-asian="bold" style:font-weight-complex="bold"/>
    </style:style>
    <style:style style:name="T63" style:family="text">
      <style:text-properties fo:font-weight="bold" officeooo:rsid="003cbbeb" style:font-weight-asian="bold" style:font-weight-complex="bold"/>
    </style:style>
    <style:style style:name="T64" style:family="text">
      <style:text-properties fo:font-weight="bold" officeooo:rsid="002fff7d" style:font-weight-asian="bold" style:font-weight-complex="bold"/>
    </style:style>
    <style:style style:name="T65" style:family="text">
      <style:text-properties fo:font-weight="bold" officeooo:rsid="00829edc" style:font-weight-asian="bold" style:font-weight-complex="bold"/>
    </style:style>
    <style:style style:name="T66" style:family="text">
      <style:text-properties fo:font-weight="bold" officeooo:rsid="0085a84a" style:font-weight-asian="bold" style:font-weight-complex="bold"/>
    </style:style>
    <style:style style:name="T67" style:family="text">
      <style:text-properties fo:font-weight="bold" officeooo:rsid="008710da" style:font-weight-asian="bold" style:font-weight-complex="bold"/>
    </style:style>
    <style:style style:name="T68" style:family="text">
      <style:text-properties fo:font-weight="bold" officeooo:rsid="00af3677" style:font-weight-asian="bold" style:font-weight-complex="bold"/>
    </style:style>
    <style:style style:name="T69" style:family="text">
      <style:text-properties officeooo:rsid="0017fd55"/>
    </style:style>
    <style:style style:name="T70" style:family="text">
      <style:text-properties officeooo:rsid="00197232"/>
    </style:style>
    <style:style style:name="T71" style:family="text">
      <style:text-properties officeooo:rsid="001a1df8"/>
    </style:style>
    <style:style style:name="T72" style:family="text">
      <style:text-properties officeooo:rsid="001be258"/>
    </style:style>
    <style:style style:name="T73" style:family="text">
      <style:text-properties officeooo:rsid="001dbf4c"/>
    </style:style>
    <style:style style:name="T74" style:family="text">
      <style:text-properties officeooo:rsid="0021e8a6"/>
    </style:style>
    <style:style style:name="T75" style:family="text">
      <style:text-properties officeooo:rsid="0022842d"/>
    </style:style>
    <style:style style:name="T76" style:family="text">
      <style:text-properties officeooo:rsid="00244e39"/>
    </style:style>
    <style:style style:name="T77" style:family="text">
      <style:text-properties officeooo:rsid="0025867b"/>
    </style:style>
    <style:style style:name="T78" style:family="text">
      <style:text-properties officeooo:rsid="002edb5a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fff7d" style:font-weight-asian="normal" style:font-weight-complex="normal"/>
    </style:style>
    <style:style style:name="T81" style:family="text">
      <style:text-properties fo:font-weight="normal" officeooo:rsid="003cbbeb" style:font-weight-asian="normal" style:font-weight-complex="normal"/>
    </style:style>
    <style:style style:name="T82" style:family="text">
      <style:text-properties fo:font-weight="normal" officeooo:rsid="00514f0e" style:font-weight-asian="normal" style:font-weight-complex="normal"/>
    </style:style>
    <style:style style:name="T83" style:family="text">
      <style:text-properties fo:font-weight="normal" officeooo:rsid="00a145c2" style:font-weight-asian="normal" style:font-weight-complex="normal"/>
    </style:style>
    <style:style style:name="T84" style:family="text">
      <style:text-properties fo:font-weight="normal" officeooo:rsid="00b0e5a4" style:font-weight-asian="normal" style:font-weight-complex="normal"/>
    </style:style>
    <style:style style:name="T85" style:family="text">
      <style:text-properties fo:font-weight="normal" officeooo:rsid="00507e69" style:font-weight-asian="normal" style:font-weight-complex="normal"/>
    </style:style>
    <style:style style:name="T86" style:family="text">
      <style:text-properties fo:font-weight="normal" officeooo:rsid="00acdcd6" style:font-weight-asian="normal" style:font-weight-complex="normal"/>
    </style:style>
    <style:style style:name="T87" style:family="text">
      <style:text-properties fo:font-weight="normal" officeooo:rsid="00ae892b" style:font-weight-asian="normal" style:font-weight-complex="normal"/>
    </style:style>
    <style:style style:name="T88" style:family="text">
      <style:text-properties fo:font-weight="normal" officeooo:rsid="00b9beee" style:font-weight-asian="normal" style:font-weight-complex="normal"/>
    </style:style>
    <style:style style:name="T89" style:family="text">
      <style:text-properties fo:font-weight="normal" officeooo:rsid="00c1af58" style:font-weight-asian="normal" style:font-weight-complex="normal"/>
    </style:style>
    <style:style style:name="T90" style:family="text">
      <style:text-properties officeooo:rsid="004c73d4"/>
    </style:style>
    <style:style style:name="T91" style:family="text">
      <style:text-properties officeooo:rsid="004e26c9"/>
    </style:style>
    <style:style style:name="T92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3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4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95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97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98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99" style:family="text">
      <style:text-properties style:font-name="Liberation Serif" fo:font-size="13pt" officeooo:rsid="00b9b4ce" style:font-size-asian="13pt" style:font-size-complex="13pt"/>
    </style:style>
    <style:style style:name="T100" style:family="text">
      <style:text-properties style:font-name="Liberation Serif" fo:font-size="13pt" officeooo:rsid="00bc9323" style:font-size-asian="13pt" style:font-size-complex="13pt"/>
    </style:style>
    <style:style style:name="T101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2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3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4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05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06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07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09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10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11" style:family="text">
      <style:text-properties officeooo:rsid="005956e0"/>
    </style:style>
    <style:style style:name="T112" style:family="text">
      <style:text-properties officeooo:rsid="005b09d3"/>
    </style:style>
    <style:style style:name="T113" style:family="text">
      <style:text-properties style:text-underline-style="solid" style:text-underline-width="auto" style:text-underline-color="font-color" officeooo:rsid="00625baa"/>
    </style:style>
    <style:style style:name="T114" style:family="text">
      <style:text-properties style:text-underline-style="solid" style:text-underline-width="auto" style:text-underline-color="font-color" officeooo:rsid="00634ec2"/>
    </style:style>
    <style:style style:name="T115" style:family="text">
      <style:text-properties officeooo:rsid="006200fd"/>
    </style:style>
    <style:style style:name="T116" style:family="text">
      <style:text-properties style:text-underline-style="none" officeooo:rsid="00634ec2"/>
    </style:style>
    <style:style style:name="T117" style:family="text">
      <style:text-properties style:text-underline-style="none" officeooo:rsid="0068f0fa"/>
    </style:style>
    <style:style style:name="T118" style:family="text">
      <style:text-properties style:text-underline-style="none" officeooo:rsid="00625baa"/>
    </style:style>
    <style:style style:name="T119" style:family="text">
      <style:text-properties style:text-underline-style="none" officeooo:rsid="006b0861"/>
    </style:style>
    <style:style style:name="T120" style:family="text">
      <style:text-properties officeooo:rsid="00625baa"/>
    </style:style>
    <style:style style:name="T121" style:family="text">
      <style:text-properties officeooo:rsid="0062a451"/>
    </style:style>
    <style:style style:name="T122" style:family="text">
      <style:text-properties officeooo:rsid="0065171a"/>
    </style:style>
    <style:style style:name="T123" style:family="text">
      <style:text-properties fo:font-variant="small-caps" officeooo:rsid="0065171a" fo:background-color="transparent" loext:char-shading-value="0"/>
    </style:style>
    <style:style style:name="T124" style:family="text">
      <style:text-properties fo:font-variant="small-caps" officeooo:rsid="0068dc67" fo:background-color="transparent" loext:char-shading-value="0"/>
    </style:style>
    <style:style style:name="T125" style:family="text">
      <style:text-properties fo:font-variant="small-caps" officeooo:rsid="0068f0fa" fo:background-color="transparent" loext:char-shading-value="0"/>
    </style:style>
    <style:style style:name="T126" style:family="text">
      <style:text-properties fo:font-variant="small-caps" officeooo:rsid="006a11e8" fo:background-color="transparent" loext:char-shading-value="0"/>
    </style:style>
    <style:style style:name="T127" style:family="text">
      <style:text-properties officeooo:rsid="0068dc67"/>
    </style:style>
    <style:style style:name="T128" style:family="text">
      <style:text-properties officeooo:rsid="006a11e8"/>
    </style:style>
    <style:style style:name="T129" style:family="text">
      <style:text-properties officeooo:rsid="006c2c32"/>
    </style:style>
    <style:style style:name="T130" style:family="text">
      <style:text-properties officeooo:rsid="007a73a3"/>
    </style:style>
    <style:style style:name="T131" style:family="text">
      <style:text-properties officeooo:rsid="0085a84a"/>
    </style:style>
    <style:style style:name="T132" style:family="text">
      <style:text-properties officeooo:rsid="0087a4f3"/>
    </style:style>
    <style:style style:name="T133" style:family="text">
      <style:text-properties officeooo:rsid="00919973"/>
    </style:style>
    <style:style style:name="T134" style:family="text">
      <style:text-properties officeooo:rsid="009f1099"/>
    </style:style>
    <style:style style:name="T135" style:family="text">
      <style:text-properties officeooo:rsid="00a145c2"/>
    </style:style>
    <style:style style:name="T136" style:family="text">
      <style:text-properties officeooo:rsid="00ad0558"/>
    </style:style>
    <style:style style:name="T137" style:family="text">
      <style:text-properties officeooo:rsid="00b431ed"/>
    </style:style>
    <style:style style:name="T138" style:family="text">
      <style:text-properties officeooo:rsid="00bb69b7"/>
    </style:style>
    <style:style style:name="T139" style:family="text">
      <style:text-properties fo:background-color="#ffff00" loext:char-shading-value="0"/>
    </style:style>
    <style:style style:name="T140" style:family="text">
      <style:text-properties officeooo:rsid="00ae892b" fo:background-color="#ffff00" loext:char-shading-value="0"/>
    </style:style>
    <style:style style:name="T141" style:family="text">
      <style:text-properties fo:background-color="#66ffff" loext:char-shading-value="0"/>
    </style:style>
    <style:style style:name="T142" style:family="text">
      <style:text-properties style:font-style-complex="normal"/>
    </style:style>
    <style:style style:name="T143" style:family="text">
      <style:text-properties officeooo:rsid="00bc0e13"/>
    </style:style>
    <style:style style:name="T144" style:family="text">
      <style:text-properties officeooo:rsid="00ae892b"/>
    </style:style>
    <style:style style:name="T145" style:family="text">
      <style:text-properties officeooo:rsid="00b0e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1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37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2">⚠ </text:span><text:span text:style-name="T93">Attention aux distinctions entre ne1 </text:span><text:span text:style-name="T95">(ne, n', nen)</text:span><text:span text:style-name="T93"> /ne2 </text:span><text:span text:style-name="T95">(ne, ni, n')</text:span><text:span text:style-name="T93"> (ADVneg / CONcoo)  ; <text:s/>se (CONsub) / si (ADVgen) ; </text:span><text:span text:style-name="T94">en1 (PRE) et en2 (ADV) </text:span><text:span text:style-name="T93">;</text:span><text:span text:style-name="T97"> </text:span><text:span text:style-name="T98">cant1 (&lt;quando, qui peut être ADVint, ADVsub, CONsub, ADVgen) et cant2 (&lt;quantum).</text:span></text:p>
      <text:p text:style-name="P4"/>
      <text:p text:style-name="Text_20_body">« <text:span text:style-name="T136">car initial est &lt;ADVgen&gt; lorsqu’il précède un subjonctif d’ordre ou un impératif. Dans </text:span></text:p>
      <text:p text:style-name="Text_20_body">les autres cas, il est &lt;CONcoo&gt; »</text:p>
      <text:p text:style-name="P109">TL <text:span text:style-name="T138">(aussi AND)</text:span> distingue : <text:s/><text:span text:style-name="T99">ainz (&lt; ANTES), </text:span><text:span text:style-name="T102">avant</text:span><text:span text:style-name="T105">, </text:span><text:span text:style-name="T102">au contraire</text:span><text:span text:style-name="T99"> ≠ ainc (</text:span><text:span text:style-name="T100">&lt; *ANQUE, cf. FEW</text:span><text:span text:style-name="T99">), </text:span><text:span text:style-name="T102">jamais </text:span><text:span text:style-name="T106">(</text:span><text:span text:style-name="T107">plus </text:span><text:span text:style-name="T105">rare</text:span><text:span text:style-name="T106">). </text:span><text:span text:style-name="T108">Les graphies des manuscrits sont par contre à peu près interchangeables (ainz, ainc, aincs, einz, etc.)</text:span></text:p>
      <text:p text:style-name="P111"><text:span text:style-name="T102">c</text:span><text:span text:style-name="T101">e1</text:span><text:span text:style-name="T104"> pronom démonstratif neutre (ço en AN) et </text:span><text:span text:style-name="T101">ce2</text:span><text:span text:style-name="T104"> </text:span><text:span text:style-name="T109">(cis, ce, ces) </text:span><text:span text:style-name="T104">= cel, cest</text:span></text:p>
      <text:p text:style-name="P112">« es/as/ais [TL <text:span text:style-name="T11">ez</text:span><text:span text:style-name="T32">]</text:span> dans la construction <text:span text:style-name="T11">es vos</text:span> est &lt;ADVgen&gt; »</text:p>
      <text:p text:style-name="Heading_20_2">Pronoms<text:span text:style-name="T92">⚠ </text:span><text:span text:style-name="T96">à la distinction entre régime direct (</text:span><text:span text:style-name="T103">r</text:span><text:span text:style-name="T110">, le pronom est COD) et régime indirect prépositionnel ou non prépositionnel (</text:span><text:span text:style-name="T103">i</text:span><text:span text:style-name="T110">, le pronom est COI, et se trouve derrière une préposition ou non; par ex ; il </text:span><text:span text:style-name="T103">li</text:span><text:span text:style-name="T110"> dit sa pensee = il dit sa pensee [COD] </text:span><text:span text:style-name="T103">à lui</text:span><text:span text:style-name="T110"> [COI])</text:span></text:p>
      <text:p text:style-name="P7">Autre ex. : Karles mes sire vos rendra toz voz drois = Karles rendra <text:span text:style-name="T11">toz voz drois</text:span><text:span text:style-name="T142"> [COD] </text:span><text:span text:style-name="T11">vos</text:span><text:span text:style-name="T142"> [COI]</text:span></text:p>
      <text:p text:style-name="P157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7">Masc. et fém.</text:p>
          </table:table-cell>
          <table:table-cell table:style-name="Tableau4.A1" office:value-type="string">
            <text:p text:style-name="P127">Neutre</text:p>
          </table:table-cell>
          <table:table-cell table:style-name="Tableau4.D1" office:value-type="string">
            <text:p text:style-name="P127">Lemme<text:span text:style-name="T90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8">qui, ki (<text:span text:style-name="T11">dial., </text:span><text:span text:style-name="T17">surt. AN et E.,</text:span><text:span text:style-name="T32"> que, ke)</text:span></text:p>
          </table:table-cell>
          <table:table-cell table:style-name="Tableau4.A2" office:value-type="string">
            <text:p text:style-name="P128">qui, ki ; que, ke</text:p>
          </table:table-cell>
          <table:table-cell table:style-name="Tableau4.D2" office:value-type="string">
            <text:p text:style-name="P95">qui <text:span text:style-name="T79">; </text:span><text:span text:style-name="T129">que2|que3</text:span></text:p>
          </table:table-cell>
        </table:table-row>
        <table:table-row>
          <table:table-cell table:style-name="Tableau4.A2" office:value-type="string">
            <text:p text:style-name="P126">CR1</text:p>
          </table:table-cell>
          <table:table-cell table:style-name="Tableau4.A2" office:value-type="string">
            <text:p text:style-name="P129">que, ke</text:p>
          </table:table-cell>
          <table:table-cell table:style-name="Tableau4.A2" office:value-type="string">
            <text:p text:style-name="P132">que, ke</text:p>
          </table:table-cell>
          <table:table-cell table:style-name="Tableau4.D2" office:value-type="string">
            <text:p text:style-name="P137">que2|que3</text:p>
          </table:table-cell>
        </table:table-row>
        <table:table-row>
          <table:table-cell table:style-name="Tableau4.A2" office:value-type="string">
            <text:p text:style-name="P126">CR2</text:p>
          </table:table-cell>
          <table:table-cell table:style-name="Tableau4.A2" office:value-type="string">
            <text:p text:style-name="P132">cui, qui ; coi, quoi</text:p>
          </table:table-cell>
          <table:table-cell table:style-name="Tableau4.A2" office:value-type="string">
            <text:p text:style-name="P132">coi ; quoi</text:p>
          </table:table-cell>
          <table:table-cell table:style-name="Tableau4.D2" office:value-type="string">
            <text:p text:style-name="P96">cui ; <text:span text:style-name="T111">coi2</text:span></text:p>
          </table:table-cell>
        </table:table-row>
      </table:table>
      <text:p text:style-name="Text_20_body"><text:soft-page-break/>C'est <text:span text:style-name="T112">un peu compliqué, chez TL, au niveau des lemmes pour </text:span><text:span text:style-name="T18">que</text:span><text:span text:style-name="T112"> (surtout quand on le confronte à la vision Cattex), qui distingue :</text:span></text:p>
      <text:p text:style-name="P133"><text:span text:style-name="T61">que1</text:span> <text:span text:style-name="T122">(&lt; </text:span><text:span text:style-name="T123">quam</text:span><text:span text:style-name="T122">) </text:span>: Vergleichspart. ; qu', ke (8; 6; 26) =&gt; <text:span text:style-name="T11">que</text:span> comparatif (al. <text:span text:style-name="T11">als</text:span><text:span text:style-name="T32">), par ex. </text:span><text:span text:style-name="T22">plus tost…que …</text:span><text:span text:style-name="T41">, </text:span><text:span text:style-name="T23">plus bel que…</text:span><text:span text:style-name="T42">, </text:span><text:span text:style-name="T23">n'en a que…</text:span><text:span text:style-name="T42">, </text:span><text:span text:style-name="T24">fors que</text:span><text:span text:style-name="T43">…,</text:span><text:span text:style-name="T42"> </text:span><text:span text:style-name="T41">etc.</text:span><text:span text:style-name="T32"> ; </text:span><text:span text:style-name="T37">dans Cattex, il s'agit du que </text:span><text:span text:style-name="T54">CONsub</text:span><text:span text:style-name="T37">, avec le lemme </text:span><text:span text:style-name="T56">que1</text:span></text:p>
      <text:p text:style-name="P134"><text:span text:style-name="T61">que2</text:span> <text:span text:style-name="T127">(&lt; </text:span><text:span text:style-name="T123">qu</text:span><text:span text:style-name="T124">i, quem, quam, quod</text:span><text:span text:style-name="T127">) </text:span>: pron. rel., adv. rel. ; qu', ke (8; 9; 18) <text:span text:style-name="T120">=&gt; </text:span><text:span text:style-name="T20">que</text:span><text:span text:style-name="T120"> </text:span><text:span text:style-name="T113">PROrel</text:span><text:span text:style-name="T120">, (la chose que j'ai mangée…), avec le lemme </text:span><text:span text:style-name="T113">que2</text:span><text:span text:style-name="T118">, </text:span><text:span text:style-name="T119">confondu en pratique avec le suivant</text:span></text:p>
      <text:p text:style-name="P135"><text:span text:style-name="T61">que3</text:span> <text:span text:style-name="T127">(&lt; </text:span><text:span text:style-name="T123">qu</text:span><text:span text:style-name="T124">i</text:span><text:span text:style-name="T125">d</text:span><text:span text:style-name="T127">) </text:span>: pron. interrog. ; qu', ke (8; 19; 34) <text:span text:style-name="T121">=&gt; </text:span><text:span text:style-name="T21">que</text:span><text:span text:style-name="T121"> </text:span><text:span text:style-name="T114">PROint</text:span><text:span text:style-name="T116">, </text:span><text:span text:style-name="T117">avec le lemme </text:span><text:span text:style-name="T113">que3</text:span></text:p>
      <text:p text:style-name="P136"><text:span text:style-name="T61">que4</text:span> <text:span text:style-name="T128">(&lt; </text:span><text:span text:style-name="T123">qu</text:span><text:span text:style-name="T126">ia</text:span><text:span text:style-name="T128">) </text:span>: conjunct. ; ques, ke (8; 23; 28) <text:span text:style-name="T115">=&gt; </text:span><text:span text:style-name="T19">que</text:span><text:span text:style-name="T115"> conj. sub., (al. </text:span><text:span text:style-name="T19">daß</text:span><text:span text:style-name="T38">), par ex. </text:span><text:span text:style-name="T19">il avint que… </text:span><text:span text:style-name="T38">; </text:span><text:span text:style-name="T44">aussi consécutif, </text:span><text:span text:style-name="T25">il fist tant que…</text:span><text:span text:style-name="T44">, </text:span><text:span text:style-name="T45">etc.,</text:span><text:span text:style-name="T38"> dans Cattex, c'est aussi le </text:span><text:span text:style-name="T19">que</text:span><text:span text:style-name="T38"> </text:span><text:span text:style-name="T55">CONsub</text:span><text:span text:style-name="T57">, avec le lemme </text:span><text:span text:style-name="T55">que4</text:span></text:p>
      <text:p text:style-name="P138"><text:span text:style-name="T46">N.B. : </text:span><text:span text:style-name="T48">C</text:span><text:span text:style-name="T46">attex a également un que ADVgen, « dans la négation restrictive (ne [...] que) est étiqueté &lt;ADVgen&gt; ; idem dans la construction ne [...] mais [...] que [...] ou ne [...] mais [...] ». </text:span><text:span text:style-name="T49">On lui donne également le lemme </text:span><text:span text:style-name="T56">que1</text:span><text:span text:style-name="T48">. </text:span><text:span text:style-name="T51">Ex. Franceis se taisent, ne mais que Guenelun.</text:span></text:p>
      <text:p text:style-name="P155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3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1">gié</text:span></text:p>
            <text:p text:style-name="P76">CR <text:s/>me, <text:span text:style-name="T61">mei, moi</text:span><text:span text:style-name="T79">, </text:span><text:span text:style-name="T61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1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5">lui</text:span></text:p>
            <text:p text:style-name="P79">CRI li, <text:span text:style-name="T61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1">li, lei, lié</text:span></text:p>
            <text:p text:style-name="P78">li, <text:span text:style-name="T61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1">sei, soi</text:span></text:p>
          </table:table-cell>
          <table:table-cell table:style-name="Tableau5.H2" office:value-type="string">
            <text:p text:style-name="P72">il ; <text:span text:style-name="T134">soi1</text:span></text:p>
          </table:table-cell>
        </table:table-row>
        <table:table-row>
          <table:table-cell table:style-name="Tableau5.A2" office:value-type="string">
            <text:p text:style-name="P70"><text:span text:style-name="T130">1</text:span> <text:span text:style-name="T130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30">2</text:span> <text:span text:style-name="T130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30">3</text:span> <text:span text:style-name="T130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31">s, </text:span><text:span text:style-name="T66">els, eus</text:span></text:p>
            <text:p text:style-name="P84">CRI <text:span text:style-name="T131">lor, </text:span><text:span text:style-name="T66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31">s, els, eus</text:span></text:p>
            <text:p text:style-name="P88">les, <text:span text:style-name="T67">eles, els, eus</text:span></text:p>
            <text:p text:style-name="P89">lor, <text:span text:style-name="T61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1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56">Pronoms, déterminants et articles possessifs : les paradigmes et leurs lemmes <text:span text:style-name="T132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<text:soft-page-break/>Les deux paradigmes sont distincts au sg., mais en grande partie <text:span text:style-name="T7">communs au pl. TL propose des 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1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2">, </text:span><text:span text:style-name="T11">mis </text:span><text:span text:style-name="T32">(AN)</text:span></text:p>
            <text:p text:style-name="P39">CR <text:span text:style-name="T11">mon, mun</text:span> (AN<text:span text:style-name="T70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2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2">CR </text:span><text:span text:style-name="T11">ton</text:span><text:span text:style-name="T32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2">CR </text:span><text:span text:style-name="T11">son</text:span><text:span text:style-name="T32">, </text:span><text:span text:style-name="T11">sun</text:span><text:span text:style-name="T32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2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1">son4</text:span> </text:p>
            <text:p text:style-name="P50">(en réalité, pas une vraie entrée, mais un renvoi à suen<text:span text:style-name="T69">…</text:span>)</text:p>
          </table:table-cell>
        </table:table-row>
      </table:table>
      <text:p text:style-name="P90"/>
      <text:p text:style-name="P90"/>
      <text:p text:style-name="P93">Adjectif possessif fort, <text:span text:style-name="T72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1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2">, </text:span><text:span text:style-name="T11">m</text:span><text:span text:style-name="T12">en</text:span><text:span text:style-name="T11">s </text:span><text:span text:style-name="T32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70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2">, </text:span><text:span text:style-name="T11">moie</text:span><text:span text:style-name="T32"> ; <text:s/></text:span><text:span text:style-name="T11">mieue</text:span><text:span text:style-name="T32">, </text:span><text:span text:style-name="T11">miue</text:span><text:span text:style-name="T32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3">, </text:span><text:span text:style-name="T12">tuns </text:span><text:span text:style-name="T33">(AN)</text:span><text:span text:style-name="T12">, toens</text:span><text:span text:style-name="T33"> (O)</text:span></text:p>
            <text:p text:style-name="P32"><text:span text:style-name="T32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2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2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24">Cert<text:span text:style-name="T73">ains grammairiens distinguent, et d'autres non, deux paradigmes séparés pour « article » et adjectif possessif. Les formes sont en tous cas assez largement communes… et TL ne fait pas de distinction de lemmes.</text:span></text:p>
      <text:p text:style-name="P125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1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4">, </text:span><text:span text:style-name="T13">nos</text:span><text:span text:style-name="T34"> (pic.)</text:span></text:p>
            <text:p text:style-name="P44">CR <text:span text:style-name="T13">nostre, no</text:span><text:span text:style-name="T74"> (pic.)</text:span></text:p>
          </table:table-cell>
          <table:table-cell table:style-name="Tableau3.A2" office:value-type="string">
            <text:p text:style-name="P52">nostre, no<text:span text:style-name="T32"> (pic.)</text:span></text:p>
            <text:p text:style-name="P52">noz, nos<text:span text:style-name="T32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2"> </text:span><text:span text:style-name="T11">no, noe</text:span><text:span text:style-name="T32"> (pic.)</text:span></text:p>
          </table:table-cell>
          <table:table-cell table:style-name="Tableau3.A2" office:value-type="string">
            <text:p text:style-name="P55">noz, nos ; nos, noes <text:span text:style-name="T32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3"> </text:span><text:span text:style-name="T14">vostre</text:span><text:span text:style-name="T35">(</text:span><text:span text:style-name="T14">s</text:span><text:span text:style-name="T35">), </text:span><text:span text:style-name="T14">vos</text:span><text:span text:style-name="T35"> (pic.)</text:span></text:p>
            <text:p text:style-name="P46"><text:span text:style-name="T70">C</text:span>R <text:span text:style-name="T14">vostre</text:span><text:span text:style-name="T75">, </text:span><text:span text:style-name="T14">vo</text:span><text:span text:style-name="T75"> (pic.)</text:span></text:p>
          </table:table-cell>
          <table:table-cell table:style-name="Tableau3.A2" office:value-type="string">
            <text:p text:style-name="P46"><text:span text:style-name="T14">vostre</text:span><text:span text:style-name="T75">, </text:span><text:span text:style-name="T14">vo</text:span><text:span text:style-name="T75"> (pic.)</text:span></text:p>
            <text:p text:style-name="P53"><text:span text:style-name="T76">v</text:span>oz, <text:span text:style-name="T76">v</text:span>os<text:span text:style-name="T32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2">; </text:span><text:span text:style-name="T11">vo, voe</text:span><text:span text:style-name="T32"> (pic.)</text:span></text:p>
          </table:table-cell>
          <table:table-cell table:style-name="Tableau3.A2" office:value-type="string">
            <text:p text:style-name="P56">voz<text:span text:style-name="T32">, </text:span>vos <text:span text:style-name="T32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2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<text:soft-page-break/>pron. pers.</text:p>
          </table:table-cell>
        </table:table-row>
      </table:table>
      <text:p text:style-name="P10"/>
      <text:p text:style-name="P12">1 : G. Hasenohr distingue des formes <text:span text:style-name="T11">nostres</text:span>, <text:span text:style-name="T11">vostres</text:span> caractéristiques du <text:span text:style-name="T77">masc.</text:span> CR pl.<text:span text:style-name="T77"> et fém. pl.</text:span> de l'adj. poss.</text:p>
      <text:p text:style-name="P11"/>
      <text:p text:style-name="P11">N.B. : il existe un neutre de l'adj. poss., équivalent au CR masculin <text:span text:style-name="T77">(ex. </text:span><text:span text:style-name="T15">Tout ert vostre aprés sa fin)</text:span></text:p>
      <text:p text:style-name="P13"/>
      <text:p text:style-name="P159">Morphologie verbale</text:p>
      <text:p text:style-name="P158">Participes présents</text:p>
      <text:p text:style-name="Text_20_body">D<text:span text:style-name="T143">istinction entre formes nominales (adjectif verbal, …) et verbales (gérondif) du participe présent.</text:span></text:p>
      <text:p text:style-name="P149">Pour distinguer le gérondif, qui est généralement invariable, des autres emplois de la forme en -ant, on étiquette les gérondifs en morpho-syntaxe <text:span text:style-name="T11">xxx</text:span><text:span text:style-name="T32"> .</text:span></text:p>
      <text:p text:style-name="P130"/>
      <text:p text:style-name="Heading_20_3">Lemmes absents de TL et ajoutés</text:p>
      <text:p text:style-name="Text_20_body"><text:span text:style-name="T61">acesmeement </text:span><text:span text:style-name="T79">lemme du DMF, car pas d'entrée dans TL, mais </text:span><text:span text:style-name="T81">cité dans acesmer</text:span></text:p>
      <text:p text:style-name="P97">aigrement<text:span text:style-name="T79"> </text:span></text:p>
      <text:p text:style-name="P144"><text:span text:style-name="T61">adureement</text:span>, lemme de Godefroy (absent de TL)</text:p>
      <text:p text:style-name="P98">aigrement</text:p>
      <text:p text:style-name="P116"><text:span text:style-name="T141">alisandrin</text:span><text:span text:style-name="T79">, adj. [relatif à Alexandrie] </text:span><text:span text:style-name="T88">(absent du TL)</text:span></text:p>
      <text:p text:style-name="P98"><text:span text:style-name="T140">almaafle</text:span><text:span text:style-name="T87">, terme propre à Otinel (lemme provisoire)</text:span></text:p>
      <text:p text:style-name="P119"><text:span text:style-name="T144">angoissosement</text:span><text:span text:style-name="T87">, </text:span><text:span text:style-name="T79">(entrée angoissos TL)</text:span></text:p>
      <text:p text:style-name="P112"><text:span text:style-name="T140">arestison</text:span><text:span text:style-name="T87">, </text:span><text:span text:style-name="T79">lemme absent de TL, lemme Godefroy utilisé (&lt;DMF ARRESTOISON&gt;, &lt;G arestison&gt;, &lt;AND aretison&gt;)</text:span></text:p>
      <text:p text:style-name="P110"><text:span text:style-name="T139">atroper</text:span><text:span text:style-name="T79"> lemme absent de TL, lemme Godefroy/DMF utilisé</text:span></text:p>
      <text:p text:style-name="P148"><text:span text:style-name="T61">autrement</text:span><text:span text:style-name="T79">, adv. (à </text:span><text:span text:style-name="T26">autre</text:span><text:span text:style-name="T46"> dans TL)</text:span></text:p>
      <text:p text:style-name="P145"><text:span text:style-name="T61">belement</text:span><text:span text:style-name="T79">, (à </text:span><text:span text:style-name="T26">bel1</text:span><text:span text:style-name="T46"> dans TL)</text:span></text:p>
      <text:p text:style-name="P140"><text:span text:style-name="T61">c</text:span><text:span text:style-name="T63">an</text:span><text:span text:style-name="T61">t</text:span><text:span text:style-name="T63">que</text:span><text:span text:style-name="T81"> </text:span><text:span text:style-name="T79">(</text:span><text:span text:style-name="T81">PROrel</text:span><text:span text:style-name="T79">), </text:span><text:span text:style-name="T83">sous entrée de cant2 dans TL</text:span></text:p>
      <text:p text:style-name="P160"><text:span text:style-name="T63">c</text:span><text:span text:style-name="T61">eelement</text:span><text:span text:style-name="T79">, </text:span><text:span text:style-name="T84">(à </text:span><text:span text:style-name="T26">céler1</text:span><text:span text:style-name="T79"> dans TL</text:span><text:span text:style-name="T84">)</text:span></text:p>
      <text:p text:style-name="P161"><text:span text:style-name="T135">comunaument</text:span><text:span text:style-name="T83">, </text:span><text:span text:style-name="T84">(à </text:span><text:span text:style-name="T27">comunal</text:span><text:span text:style-name="T83"> dans TL</text:span><text:span text:style-name="T84">)</text:span></text:p>
      <text:p text:style-name="P162"><text:span text:style-name="T145">c</text:span>omunement<text:span text:style-name="T79">, adv (à </text:span><text:span text:style-name="T26">comun</text:span><text:span text:style-name="T46"> dans TL)</text:span></text:p>
      <text:p text:style-name="P141"><text:span text:style-name="T63">damnedeu</text:span><text:span text:style-name="T81"> </text:span><text:span text:style-name="T85">(renvoi </text:span><text:span text:style-name="T82">dans </text:span><text:span text:style-name="T85">TL)</text:span></text:p>
      <text:p text:style-name="Text_20_body"><text:span text:style-name="T63">dragoncel</text:span><text:span text:style-name="T81"> </text:span><text:span text:style-name="T79">(renvoi dans TL)</text:span></text:p>
      <text:p text:style-name="P146"><text:soft-page-break/><text:span text:style-name="T61">durement</text:span><text:span text:style-name="T79"> </text:span></text:p>
      <text:p text:style-name="P150"><text:span text:style-name="T61">empoignëor</text:span><text:span text:style-name="T79">, entrée dans TL avec renvoi à Godefroy</text:span></text:p>
      <text:p text:style-name="P154"><text:span text:style-name="T61">engrant</text:span><text:span text:style-name="T79">, adj. (à </text:span><text:span text:style-name="T26">grant</text:span><text:span text:style-name="T46"> dans TL)</text:span></text:p>
      <text:p text:style-name="P122"><text:span text:style-name="T32">erranment</text:span><text:span text:style-name="T46">, adv. (à </text:span><text:span text:style-name="T26">errer2</text:span><text:span text:style-name="T46"> dans TL)</text:span></text:p>
      <text:p text:style-name="P152"><text:span text:style-name="T58">esforcieement</text:span><text:span text:style-name="T46">, à esforcier2</text:span></text:p>
      <text:p text:style-name="P151"><text:span text:style-name="T61">faitement</text:span>, lemme absent de TL, présent dans DMF et G</text:p>
      <text:p text:style-name="P104">fierement</text:p>
      <text:p text:style-name="P99"><text:span text:style-name="T63">forment</text:span><text:span text:style-name="T81">, </text:span><text:span text:style-name="T84">(</text:span><text:span text:style-name="T81">à </text:span><text:span text:style-name="T28">fort</text:span><text:span text:style-name="T81"> dans TL</text:span><text:span text:style-name="T84">)</text:span></text:p>
      <text:p text:style-name="Text_20_body"><text:span text:style-name="T63">g</text:span><text:span text:style-name="T61">entement</text:span><text:span text:style-name="T79"> </text:span><text:span text:style-name="T86">(TL gent2)</text:span></text:p>
      <text:p text:style-name="P142"><text:span text:style-name="T61">granment</text:span><text:span text:style-name="T79">, </text:span><text:span text:style-name="T84">(à </text:span><text:span text:style-name="T26">grant</text:span><text:span text:style-name="T79"> dans TL</text:span><text:span text:style-name="T84">)</text:span></text:p>
      <text:p text:style-name="Text_20_body"><text:span text:style-name="T61">hautement</text:span> (sous entrée de haut)</text:p>
      <text:p text:style-name="P100">isnelement<text:span text:style-name="T79">, </text:span><text:span text:style-name="T84">(à</text:span><text:span text:style-name="T79"> </text:span><text:span text:style-name="T26">isnel</text:span><text:span text:style-name="T79"> dans TL</text:span><text:span text:style-name="T84">)</text:span></text:p>
      <text:p text:style-name="Text_20_body"><text:span text:style-name="T61">ja+mais1</text:span><text:span text:style-name="T79"> lorsque </text:span><text:span text:style-name="T26">jamés</text:span><text:span text:style-name="T79"> graphié en une unité dans le ms. (cf. DMF, AND jamés), sinon, on utilise les deux étiquettes </text:span><text:span text:style-name="T80">séparément.</text:span></text:p>
      <text:p text:style-name="Text_20_body"><text:span text:style-name="T64">lëaument</text:span><text:span text:style-name="T80"> </text:span></text:p>
      <text:p text:style-name="P152"><text:span text:style-name="T64">lieement</text:span><text:span text:style-name="T80"> </text:span></text:p>
      <text:p text:style-name="P143"><text:span text:style-name="T68">longement</text:span><text:span text:style-name="T81">, </text:span><text:span text:style-name="T84">(à </text:span><text:span text:style-name="T28">lonc</text:span><text:span text:style-name="T81"> dans TL</text:span><text:span text:style-name="T84">)</text:span></text:p>
      <text:p text:style-name="P107">malement<text:span text:style-name="T79">, adv (à </text:span><text:span text:style-name="T26">mal</text:span><text:span text:style-name="T46"> dans TL)</text:span></text:p>
      <text:p text:style-name="Text_20_body"><text:span text:style-name="T61">menüement</text:span><text:span text:style-name="T79"> (entrée à menu dans TL)</text:span></text:p>
      <text:p text:style-name="P153"><text:span text:style-name="T61">mescrëant</text:span><text:span text:style-name="T79"> </text:span></text:p>
      <text:p text:style-name="P131">novelement<text:span text:style-name="T79">, </text:span><text:span text:style-name="T89">TL à </text:span><text:span text:style-name="T31">novel</text:span></text:p>
      <text:p text:style-name="P139"><text:span text:style-name="T61">orgoillosement</text:span><text:span text:style-name="T79"> </text:span></text:p>
      <text:p text:style-name="Text_20_body"><text:span text:style-name="T61">par</text:span><text:span text:style-name="T62">2</text:span><text:span text:style-name="T78"> (cf. Godefroy, DMF, AND par2) : par adverbe d'intensité (moult par …, trop par…, ou seul avec vb. , ex. </text:span><text:span text:style-name="T16">li vostre niés que vus par amez tant</text:span><text:span text:style-name="T36">)</text:span></text:p>
      <text:p text:style-name="P108"><text:span text:style-name="T36">p</text:span><text:span text:style-name="T32">remierement</text:span><text:span text:style-name="T46">, adv., (à </text:span><text:span text:style-name="T26">premier</text:span><text:span text:style-name="T46"> dans TL)</text:span></text:p>
      <text:p text:style-name="P101"><text:span text:style-name="T36">p</text:span><text:span text:style-name="T32">riveement</text:span><text:span text:style-name="T46">, (à </text:span><text:span text:style-name="T26">privé1</text:span><text:span text:style-name="T46"> dans TL)</text:span></text:p>
      <text:p text:style-name="P102"><text:span text:style-name="T36">p</text:span><text:span text:style-name="T32">rodome</text:span><text:span text:style-name="T46">, (à </text:span><text:span text:style-name="T26">pro</text:span><text:span text:style-name="T46"> dans TL)</text:span></text:p>
      <text:p text:style-name="P117"><text:span text:style-name="T32">renois</text:span><text:span text:style-name="T46">, </text:span><text:span text:style-name="T53">(absent de TL, G, AND) lemme du DMF</text:span></text:p>
      <text:p text:style-name="P120"><text:span text:style-name="T36">rëondement</text:span><text:span text:style-name="T50">, (à </text:span><text:span text:style-name="T29">rëont</text:span><text:span text:style-name="T50"> dans TL)</text:span></text:p>
      <text:p text:style-name="P121"><text:span text:style-name="T36">roidement</text:span><text:span text:style-name="T50">, </text:span><text:span text:style-name="T46">TL à </text:span><text:span text:style-name="T26">roit2</text:span></text:p>
      <text:p text:style-name="P118"><text:span text:style-name="T36">r</text:span><text:span text:style-name="T32">esplendre</text:span><text:span text:style-name="T46">, (renvoi à </text:span><text:span text:style-name="T26">resplendir</text:span><text:span text:style-name="T46"> dans TL)</text:span></text:p>
      <text:p text:style-name="P105"><text:soft-page-break/><text:span text:style-name="T36">s</text:span><text:span text:style-name="T32">aintisme</text:span><text:span text:style-name="T46"> (adj.), (à </text:span><text:span text:style-name="T26">saint1</text:span><text:span text:style-name="T46"> dans TL)</text:span></text:p>
      <text:p text:style-name="P103"><text:span text:style-name="T36">sëurement</text:span><text:span text:style-name="T50">, (à </text:span><text:span text:style-name="T29">sëur</text:span><text:span text:style-name="T50"> dant TL)</text:span></text:p>
      <text:p text:style-name="Text_20_body"><text:span text:style-name="T61">sobitement</text:span><text:span text:style-name="T79"> (sous entrée de </text:span><text:span text:style-name="T26">sobit</text:span><text:span text:style-name="T46"> que nous autonomisons)</text:span></text:p>
      <text:p text:style-name="Text_20_body"><text:span text:style-name="T61">suzsele</text:span><text:span text:style-name="T32"> </text:span><text:span text:style-name="T47">lemme emprunté à l'AND, car absent de TL</text:span></text:p>
      <text:p text:style-name="P123"><text:span text:style-name="T60">t</text:span><text:span text:style-name="T59">endrement</text:span><text:span text:style-name="T46">, (à </text:span><text:span text:style-name="T26">tendre</text:span><text:span text:style-name="T46"> dans TL)</text:span></text:p>
      <text:p text:style-name="P106"><text:span text:style-name="T39">t</text:span><text:span text:style-name="T32">ozjors</text:span><text:span text:style-name="T46">, adv (absent du TL)</text:span></text:p>
      <text:p text:style-name="P114"><text:span text:style-name="T39">vaillant</text:span><text:span text:style-name="T47"> (subst.), (à </text:span><text:span text:style-name="T30">valoir</text:span><text:span text:style-name="T47"> dans TL</text:span><text:span text:style-name="T52">)</text:span></text:p>
      <text:p text:style-name="P115"><text:span text:style-name="T40">v</text:span><text:span text:style-name="T32">ilment</text:span><text:span text:style-name="T46">, adv. (à </text:span><text:span text:style-name="T26">vil1</text:span><text:span text:style-name="T46"> dans TL)</text:span></text:p>
      <text:p text:style-name="P113"><text:span text:style-name="T39">v</text:span><text:span text:style-name="T32">istement</text:span></text:p>
      <text:p text:style-name="P113"/>
      <text:p text:style-name="P147"><text:span text:style-name="T32">On peut se demander pourquoi TL proposer un lemme </text:span><text:span text:style-name="T11">sans</text:span><text:span text:style-name="T32"> (&lt;SINE) plutôt que </text:span><text:span text:style-name="T11">sen(s)</text:span><text:span text:style-name="T32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2-15T14:45:37.925217000</dc:date>
    <meta:editing-duration>P4DT22H7M40S</meta:editing-duration>
    <meta:editing-cycles>184</meta:editing-cycles>
    <meta:generator>LibreOffice/4.4.3.2$MacOSX_X86_64 LibreOffice_project/88805f81e9fe61362df02b9941de8e38a9b5fd16</meta:generator>
    <meta:document-statistic meta:table-count="5" meta:image-count="0" meta:object-count="0" meta:page-count="6" meta:paragraph-count="247" meta:word-count="1475" meta:character-count="7915" meta:non-whitespace-character-count="6671"/>
  </office:meta>
</office:document-meta>
</file>